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Text_20_body">
      <style:text-properties fo:font-size="10pt" officeooo:paragraph-rsid="001e967a" style:font-size-asian="10pt"/>
    </style:style>
    <style:style style:name="P3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" style:family="paragraph" style:parent-style-name="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5" style:family="paragraph" style:parent-style-name="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6" style:family="paragraph" style:parent-style-name="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text-properties fo:font-size="15pt" officeooo:paragraph-rsid="001e967a" style:font-size-asian="15pt"/>
    </style:style>
    <style:style style:name="P9" style:family="paragraph" style:parent-style-name="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10" style:family="paragraph" style:parent-style-name="Text_20_body">
      <style:text-properties fo:font-size="15.5pt" officeooo:paragraph-rsid="001e967a" style:font-size-asian="15.5pt"/>
    </style:style>
    <style:style style:name="P11" style:family="paragraph" style:parent-style-name="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12" style:family="paragraph" style:parent-style-name="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3" style:family="paragraph" style:parent-style-name="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4" style:family="paragraph" style:parent-style-name="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39e9e9"/>
    </style:style>
    <style:style style:name="P1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18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fo:font-size="14pt" fo:letter-spacing="-0.118cm" fo:font-style="italic" style:font-size-asian="14pt" style:font-style-asian="italic"/>
    </style:style>
    <style:style style:name="T4" style:family="text">
      <style:text-properties fo:font-size="14pt" fo:letter-spacing="-0.002cm" fo:font-style="italic" style:font-size-asian="14pt" style:font-style-asian="italic"/>
    </style:style>
    <style:style style:name="T5" style:family="text">
      <style:text-properties fo:font-size="14pt" fo:letter-spacing="-0.018cm" fo:font-style="italic" style:font-size-asian="14pt" style:font-style-asian="italic"/>
    </style:style>
    <style:style style:name="T6" style:family="text">
      <style:text-properties fo:font-size="14pt" fo:letter-spacing="-0.011cm" fo:font-style="italic" style:font-size-asian="14pt" style:font-style-asian="italic"/>
    </style:style>
    <style:style style:name="T7" style:family="text">
      <style:text-properties fo:letter-spacing="-0.011cm"/>
    </style:style>
    <style:style style:name="T8" style:family="text">
      <style:text-properties fo:letter-spacing="-0.004cm"/>
    </style:style>
    <style:style style:name="T9" style:family="text">
      <style:text-properties fo:letter-spacing="-0.005cm"/>
    </style:style>
    <style:style style:name="T10" style:family="text">
      <style:text-properties fo:letter-spacing="-0.009cm"/>
    </style:style>
    <style:style style:name="T11" style:family="text">
      <style:text-properties fo:letter-spacing="-0.002cm"/>
    </style:style>
    <style:style style:name="T12" style:family="text">
      <style:text-properties fo:letter-spacing="-0.007cm"/>
    </style:style>
    <style:style style:name="T13" style:family="text">
      <style:text-properties officeooo:rsid="004702e5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 text:name="_bookmark14"/>ДОДАТОК<text:span text:style-name="T7"> </text:span>А<text:span text:style-name="T8"> </text:span>ТЕКСТИ<text:span text:style-name="T9"> </text:span>ПРОГРАМНОГО<text:span text:style-name="T9"> </text:span>КОДУ</text:h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Тексти</text:span><text:span text:style-name="T5"> </text:span><text:span text:style-name="T2">програмного</text:span><text:span text:style-name="T6"> </text:span><text:span text:style-name="T2">коду</text:span><text:span text:style-name="T6"> </text:span></text:p>
      <text:p text:style-name="P9">(Найменування<text:span text:style-name="T10"> </text:span>програми<text:span text:style-name="T10"> </text:span>(документа))</text:p>
      <text:p text:style-name="P8"/>
      <text:p text:style-name="P8"/>
      <text:p text:style-name="P8"/>
      <text:p text:style-name="P10"/>
      <text:p text:style-name="P12"><draw:line text:anchor-type="char" draw:z-index="1" draw:name="Shape2" draw:style-name="gr2" draw:text-style-name="P19" svg:x1="7.041cm" svg:y1="0.734cm" svg:x2="13.963cm" svg:y2="0.735cm"><text:p/></draw:line>Жорсткий диск</text:p>
      <text:p text:style-name="P6">(Вид носія<text:span text:style-name="T1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11"><draw:line text:anchor-type="char" draw:z-index="2" draw:name="Shape3" draw:style-name="gr1" draw:text-style-name="P19" svg:x1="5.838cm" svg:y1="0.333cm" svg:x2="15.165cm" svg:y2="0.334cm"><text:p/></draw:line></text:p>
      <text:p text:style-name="P5">(Обсяг<text:span text:style-name="T12"> </text:span>програми<text:span text:style-name="T8"> </text:span>(документа),<text:span text:style-name="T12"> </text:span>арк.)</text:p>
      <text:p text:style-name="P8"/>
      <text:p text:style-name="P8"/>
      <text:p text:style-name="P8"/>
      <text:p text:style-name="P8"/>
      <text:p text:style-name="P7">Студента групи ІП-11<text:span text:style-name="T13">3</text:span> курсу</text:p>
      <text:p text:style-name="P14"><text:span text:style-name="T3"><text:s/></text:span><text:span text:style-name="T2">Панченка С.</text:span><text:span text:style-name="T4"> </text:span><text:span text:style-name="T2">В</text:span></text:p>
      <text:p text:style-name="P13"/>
      <text:p text:style-name="P13"/>
      <text:p text:style-name="P13"/>
      <text:p text:style-name="P15"><text:soft-page-break/></text:p>
      <text:p text:style-name="P1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0" draw:name="Frame1" draw:style-name="Mgr1" draw:text-style-name="MP3" svg:width="0.713cm" svg:height="0.62cm" svg:x="18.905cm" svg:y="1.235cm"><text:p text:style-name="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18.905cm" svg:y="1.235cm" svg:width="0.714cm" svg:height="0.621cm" draw:z-index="0"><draw:text-box><text:p text:style-name="MP2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4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4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4-23T01:00:26.760880198</dc:date>
    <meta:editing-cycles>94</meta:editing-cycles>
    <meta:editing-duration>PT5H6M51S</meta:editing-duration>
    <meta:generator>LibreOffice/7.3.7.2$Linux_X86_64 LibreOffice_project/30$Build-2</meta:generator>
    <meta:document-statistic meta:table-count="0" meta:image-count="0" meta:object-count="0" meta:page-count="2" meta:paragraph-count="14" meta:word-count="33" meta:character-count="203" meta:non-whitespace-character-count="18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